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google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tube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youtube.com</text:p>
          </table:table-cell>
        </table:table-row>
        <table:table-row table:style-name="ro1">
          <table:table-cell/>
          <table:table-cell office:value-type="string" calcext:value-type="string">
            <text:p>Ar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cebook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facebook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itter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twitter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agram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instagram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idu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baidu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kipedia.org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wikipedia.org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ictiona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andex.ru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yandex.ru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ahoo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yahoo.com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videos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xvideos.com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00:09:52</text:p>
          </table:table-cell>
          <table:table-cell office:value-type="string" calcext:value-type="string">
            <text:p>9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atsapp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whatsapp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amazon.com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nxx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xnxx.com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00:08:35</text:p>
          </table:table-cell>
          <table:table-cell office:value-type="string" calcext:value-type="string">
            <text:p>11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flix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netflix.com</text:p>
          </table:table-cell>
        </table:table-row>
        <table:table-row table:style-name="ro1">
          <table:table-cell/>
          <table:table-cell office:value-type="string" calcext:value-type="string">
            <text:p>Ar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ve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live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ahoo.co.j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yahoo.co.jp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nhub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pornhub.com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0:08:02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m.u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zoom.us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ffice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office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ddit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reddit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k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vk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ktok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tiktok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hamster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xhamster.com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00:09:09</text:p>
          </table:table-cell>
          <table:table-cell office:value-type="string" calcext:value-type="string">
            <text:p>7.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kedin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linkedin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scord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discord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aver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naver.com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witch.tv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twitch.tv</text:p>
          </table:table-cell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ng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bing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soft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microsoft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il.ru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mail.ru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blox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roblox.com</text:p>
          </table:table-cell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crosoftonline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microsoftonline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uckduckgo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duckduckgo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interest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pinterest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sung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samsung.com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q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qq.com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sn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msn.com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ws.yahoo.co.j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news.yahoo.co.jp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libili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bilibili.com</text:p>
          </table:table-cell>
        </table:table-row>
        <table:table-row table:style-name="ro1">
          <table:table-cell/>
          <table:table-cell office:value-type="string" calcext:value-type="string">
            <text:p>Ar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bay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ebay.com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ogle.com.b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google.com.br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lobo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globo.com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ndom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fandom.com</text:p>
          </table:table-cell>
        </table:table-row>
        <table:table-row table:style-name="ro1">
          <table:table-cell/>
          <table:table-cell office:value-type="string" calcext:value-type="string">
            <text:p>Ar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k.ru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ok.ru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como.ne.j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docomo.ne.jp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alsrv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realsrv.com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float" office:value="-3" calcext:value-type="float">
            <text:p>-3</text:p>
          </table:table-cell>
          <table:table-cell table:style-name="ce1" office:value-type="string" calcext:value-type="string">
            <text:p>00:01:19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bc.co.uk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bbc.co.uk</text:p>
          </table:table-cell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dia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cuweather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accuweather.com</text:p>
          </table:table-cell>
        </table:table-row>
        <table:table-row table:style-name="ro1">
          <table:table-cell/>
          <table:table-cell office:value-type="string" calcext:value-type="string">
            <text:p>Scienc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mazon.co.j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amazon.co.jp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lmart.com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walmart.com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opp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2:18:54.735710545</meta:creation-date>
    <dc:date>2021-12-30T22:19:24.373209705</dc:date>
    <meta:editing-duration>PT30S</meta:editing-duration>
    <meta:editing-cycles>1</meta:editing-cycles>
    <meta:document-statistic meta:table-count="1" meta:cell-count="450" meta:object-count="0"/>
    <meta:generator>LibreOffice/6.4.7.2$Linux_X86_64 LibreOffice_project/40$Build-2</meta:generator>
  </office:meta>
</office:document-meta>
</file>